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 fo:line-height="108%" fo:text-align="center" style:justify-single-word="false"/>
    </style:style>
    <style:style style:name="P2" style:family="paragraph" style:parent-style-name="Standard">
      <style:paragraph-properties fo:margin-top="0in" fo:margin-bottom="0.111in" loext:contextual-spacing="false" fo:line-height="108%" fo:text-align="start" style:justify-single-word="false"/>
    </style:style>
    <style:style style:name="P3" style:family="paragraph" style:parent-style-name="Standard">
      <style:paragraph-properties fo:margin-top="0in" fo:margin-bottom="0.111in" loext:contextual-spacing="false" fo:line-height="108%" fo:text-align="start" style:justify-single-word="fals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4" style:family="paragraph" style:parent-style-name="Standard" style:master-page-name="Standard">
      <style:paragraph-properties fo:margin-top="0in" fo:margin-bottom="0.111in" loext:contextual-spacing="false" fo:line-height="108%" fo:text-align="center" style:justify-single-word="false" style:page-number="1"/>
    </style:style>
    <style:style style:name="T1" style:family="text">
      <style:text-properties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/>
    </style:style>
    <style:style style:name="T2" style:family="text">
      <style:text-properties style:font-name="Calibri" fo:font-size="12pt" fo:font-style="italic" fo:font-weight="bold" style:font-name-asian="Calibri1" style:font-size-asian="12pt" style:font-style-asian="italic" style:font-weight-asian="bold" style:font-name-complex="Calibri1" style:font-size-complex="12pt"/>
    </style:style>
    <style:style style:name="T3" style:family="text">
      <style:text-properties style:font-name="Calibri" fo:font-size="12pt" style:font-name-asian="Calibri1" style:font-size-asian="12pt" style:font-name-complex="Calibri1" style:font-size-complex="12pt"/>
    </style:style>
    <style:style style:name="T4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ject 5 - Team #9</text:span></text:p>
      <text:p text:style-name="P1"><text:span text:style-name="T2">Group Members:</text:span></text:p>
      <text:p text:style-name="P1"><text:span text:style-name="T3">Ming Chen – mchen217@uic.edu</text:span></text:p>
      <text:p text:style-name="P1"><text:span text:style-name="T3">Eldin Vujic – evujic2@uic.edu</text:span></text:p>
      <text:p text:style-name="P1"><text:span text:style-name="T3">Ashley Santos – asanto3@uic.edu</text:span></text:p>
      <text:p text:style-name="P1"><text:span text:style-name="T3">Vishal Patel – vpate48@uic.edu</text:span></text:p>
      <text:p text:style-name="P1"><text:span text:style-name="T2">Number guessing game</text:span></text:p>
      <text:p text:style-name="P2"><text:span text:style-name="T4">Project 5 Description:</text:span></text:p>
      <text:p text:style-name="P2"><text:span text:style-name="T3">Four players will connect to a server. The server will generate a random number between 0-999. Each player will guess a number. The closet one gets one point and if they guess on the dot they get two points. Once a player get 10 points they win.</text:span></text:p>
      <text:p text:style-name="P3"/>
      <text:p text:style-name="P3"/>
      <text:p text:style-name="P3"/>
      <text:p text:style-name="P2"><text:span text:style-name="T4">How to play:</text:span></text:p>
      <text:p text:style-name="P2"><text:span text:style-name="T3">Player connects to server and waits till 4 players are connected to server. Then when the round starts the player will enter a number in the Client system. The guess is from 0- 999. The closest guess to the number the person gets 1 point and if they are on the dot they get 2. Once they get 10 points the player wins.</text:span></text:p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138" meta:character-count="767" meta:non-whitespace-character-count="636"/>
    <meta:generator>LibreOfficeDev/6.0.5.2$Linux_X86_64 LibreOffice_project/</meta:generator>
  </office:meta>
</office:document-meta>
</file>